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da97" officeooo:paragraph-rsid="000ada97"/>
    </style:style>
    <style:style style:name="P2" style:family="paragraph" style:parent-style-name="Standard">
      <style:text-properties officeooo:rsid="000ada97" officeooo:paragraph-rsid="000ada97"/>
    </style:style>
    <style:style style:name="P3" style:family="paragraph" style:parent-style-name="Standard">
      <style:text-properties officeooo:rsid="000ada97" officeooo:paragraph-rsid="000cb892"/>
    </style:style>
    <style:style style:name="P4" style:family="paragraph" style:parent-style-name="Standard">
      <style:text-properties officeooo:rsid="000ada97" officeooo:paragraph-rsid="002943a6"/>
    </style:style>
    <style:style style:name="P5" style:family="paragraph" style:parent-style-name="Standard">
      <style:text-properties officeooo:rsid="000cb892" officeooo:paragraph-rsid="000cb892"/>
    </style:style>
    <style:style style:name="P6" style:family="paragraph" style:parent-style-name="Standard">
      <style:text-properties officeooo:rsid="000e1089" officeooo:paragraph-rsid="000e1089"/>
    </style:style>
    <style:style style:name="P7" style:family="paragraph" style:parent-style-name="Standard">
      <style:text-properties officeooo:rsid="0012ac3d" officeooo:paragraph-rsid="0012ac3d"/>
    </style:style>
    <style:style style:name="P8" style:family="paragraph" style:parent-style-name="Standard">
      <style:text-properties officeooo:rsid="0012ac3d" officeooo:paragraph-rsid="00156fd0"/>
    </style:style>
    <style:style style:name="P9" style:family="paragraph" style:parent-style-name="Standard">
      <style:text-properties officeooo:paragraph-rsid="0012ac3d"/>
    </style:style>
    <style:style style:name="P10" style:family="paragraph" style:parent-style-name="Standard">
      <style:text-properties officeooo:rsid="001431cb" officeooo:paragraph-rsid="001431cb"/>
    </style:style>
    <style:style style:name="P11" style:family="paragraph" style:parent-style-name="Standard">
      <style:text-properties officeooo:rsid="001431cb" officeooo:paragraph-rsid="002982e0"/>
    </style:style>
    <style:style style:name="P12" style:family="paragraph" style:parent-style-name="Standard">
      <style:text-properties officeooo:rsid="00156fd0" officeooo:paragraph-rsid="00156fd0"/>
    </style:style>
    <style:style style:name="P13" style:family="paragraph" style:parent-style-name="Standard">
      <style:text-properties officeooo:rsid="00156fd0" officeooo:paragraph-rsid="002943a6"/>
    </style:style>
    <style:style style:name="P14" style:family="paragraph" style:parent-style-name="Standard">
      <style:text-properties officeooo:rsid="00180482" officeooo:paragraph-rsid="00180482"/>
    </style:style>
    <style:style style:name="P15" style:family="paragraph" style:parent-style-name="Standard">
      <style:text-properties officeooo:rsid="001f0dc1" officeooo:paragraph-rsid="001f0dc1"/>
    </style:style>
    <style:style style:name="P16" style:family="paragraph" style:parent-style-name="Standard">
      <style:text-properties officeooo:rsid="002420b9" officeooo:paragraph-rsid="002420b9"/>
    </style:style>
    <style:style style:name="P17" style:family="paragraph" style:parent-style-name="Standard">
      <style:text-properties officeooo:paragraph-rsid="00156fd0"/>
    </style:style>
    <style:style style:name="P18" style:family="paragraph" style:parent-style-name="Standard">
      <style:text-properties officeooo:rsid="0027c72e" officeooo:paragraph-rsid="0027c72e"/>
    </style:style>
    <style:style style:name="P19" style:family="paragraph" style:parent-style-name="Standard">
      <style:text-properties officeooo:rsid="002943a6" officeooo:paragraph-rsid="002943a6"/>
    </style:style>
    <style:style style:name="P20" style:family="paragraph" style:parent-style-name="Standard">
      <style:text-properties officeooo:paragraph-rsid="002943a6"/>
    </style:style>
    <style:style style:name="T1" style:family="text">
      <style:text-properties officeooo:rsid="000cb892"/>
    </style:style>
    <style:style style:name="T2" style:family="text">
      <style:text-properties officeooo:rsid="000ada97"/>
    </style:style>
    <style:style style:name="T3" style:family="text">
      <style:text-properties style:font-name="Arial" fo:font-size="10pt"/>
    </style:style>
    <style:style style:name="T4" style:family="text">
      <style:text-properties style:font-name="Arial" fo:font-size="10pt" officeooo:rsid="002943a6"/>
    </style:style>
    <style:style style:name="T5" style:family="text">
      <style:text-properties officeooo:rsid="0012ac3d"/>
    </style:style>
    <style:style style:name="T6" style:family="text">
      <style:text-properties officeooo:rsid="00156fd0"/>
    </style:style>
    <style:style style:name="T7" style:family="text">
      <style:text-properties officeooo:rsid="001717cc"/>
    </style:style>
    <style:style style:name="T8" style:family="text">
      <style:text-properties officeooo:rsid="001f0dc1"/>
    </style:style>
    <style:style style:name="T9" style:family="text">
      <style:text-properties officeooo:rsid="001f8676"/>
    </style:style>
    <style:style style:name="T10" style:family="text">
      <style:text-properties officeooo:rsid="001f89b7"/>
    </style:style>
    <style:style style:name="T11" style:family="text">
      <style:text-properties officeooo:rsid="0021e277"/>
    </style:style>
    <style:style style:name="T12" style:family="text">
      <style:text-properties officeooo:rsid="00226046"/>
    </style:style>
    <style:style style:name="T13" style:family="text">
      <style:text-properties officeooo:rsid="002420b9"/>
    </style:style>
    <style:style style:name="T14" style:family="text">
      <style:text-properties officeooo:rsid="00266d9d"/>
    </style:style>
    <style:style style:name="T15" style:family="text">
      <style:text-properties officeooo:rsid="0027c72e"/>
    </style:style>
    <style:style style:name="T16" style:family="text">
      <style:text-properties officeooo:rsid="0028229f"/>
    </style:style>
    <style:style style:name="T17" style:family="text">
      <style:text-properties officeooo:rsid="002858de"/>
    </style:style>
    <style:style style:name="T18" style:family="text">
      <style:text-properties officeooo:rsid="002943a6"/>
    </style:style>
    <style:style style:name="T19" style:family="text">
      <style:text-properties officeooo:rsid="002982e0"/>
    </style:style>
    <style:style style:name="T20" style:family="text">
      <style:text-properties officeooo:rsid="0029bfca"/>
    </style:style>
    <style:style style:name="T21" style:family="text">
      <style:text-properties officeooo:rsid="002af3a8"/>
    </style:style>
    <style:style style:name="T22" style:family="text">
      <style:text-properties officeooo:rsid="002b58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gislação corresponde a classes processuais</text:p>
      <text:p text:style-name="P5"/>
      <text:p text:style-name="P5">Vale para todos as classes como referência principal (sozinha) ou combinada (junto) com outra lei: Lei nº 13.105, de 16 de março de 2015. </text:p>
      <text:p text:style-name="P1"/>
      <text:p text:style-name="P1"/>
      <text:p text:style-name="P1">classe</text:p>
      <text:p text:style-name="P1"><text:s text:c="393"/></text:p>
      <text:p text:style-name="P3">1 - PROCEDIMENTOS PRÉ-PROCESSUAIS DE RESOLUÇÃO CONSENSUAL DE CONFLITOS -&gt; Reclamação Pré-processual - <text:span text:style-name="T1">Lei nº 13.105, de 16 de março de 2015. </text:span></text:p>
      <text:p text:style-name="P1"/>
      <text:p text:style-name="P7">acordo, transação, pré-processual, </text:p>
      <text:p text:style-name="P1"/>
      <text:p text:style-name="P1"/>
      <text:p text:style-name="P1"/>
      <text:p text:style-name="P1"/>
      <text:p text:style-name="P1"/>
      <text:p text:style-name="P1"/>
      <text:p text:style-name="P3">2 - PROCESSO CÍVEL E DO TRABALHO -&gt; Outros Procedimentos -&gt; Cartas -&gt; Carta Precatória Cível - <text:span text:style-name="T1">Lei nº 13.105, de 16 de março de 2015.</text:span></text:p>
      <text:p text:style-name="P3"/>
      <text:p text:style-name="P7">precatória, deprecante, deprecado, missiva, carta, “carta precatória”, contígua, cumprimento, oficial, justiça, cumpra-se, mandar, ordenar, cumprir, ordena, <text:span text:style-name="T6">cível, penhora, busca, apreensão, registro</text:span></text:p>
      <text:p text:style-name="P3"/>
      <text:p text:style-name="P3">3 - PROCESSO CÍVEL E DO TRABALHO -&gt; Processo de Conhecimento -&gt; Procedimento de Conhecimento -&gt; Procedimentos Especiais -&gt; Procedimentos Especiais de Jurisdição Contenciosa -&gt; Inventário <text:span text:style-name="T1">Lei nº 13.105, de 16 de março de 2015.</text:span></text:p>
      <text:p text:style-name="P3"/>
      <text:p text:style-name="P7">Inventário, inventariante, espólio, “de cujus”, falecido, morto, testamento, judicial, extrajudicial, escritura, bens, deixados, inventariar, filhos, cônjuge, meeira, meeiro, meação, comum, comuns</text:p>
      <text:p text:style-name="P3"/>
      <text:p text:style-name="P3"/>
      <text:p text:style-name="P1"><text:s text:c="2"/></text:p>
      <text:p text:style-name="P3">4 - PROCESSO CÍVEL E DO TRABALHO -&gt; Processo de Conhecimento -&gt; Procedimento de Conhecimento -&gt; Procedimentos Especiais -&gt; Procedimentos Especiais de Jurisdição Contenciosa -&gt; Monitória <text:span text:style-name="T1">Lei nº 13.105, de 16 de março de 2015.</text:span></text:p>
      <text:p text:style-name="P3"/>
      <text:p text:style-name="P7">monitória, prescrição, prescrita, prescrito, dívida, crédito, título, cártula, devido, conversão, converter, execução, mandado, defesa, resposta, contestação, executivo, quantia</text:p>
      <text:p text:style-name="P1"><text:s text:c="4"/></text:p>
      <text:p text:style-name="P3">5 - PROCESSO CÍVEL E DO TRABALHO -&gt; Processo de Conhecimento -&gt; Procedimento de Conhecimento -&gt; Procedimentos Especiais -&gt; Procedimentos Especiais de Jurisdição Voluntária -&gt; Interdição/Curatela <text:span text:style-name="T1">Lei nº 13.105, de 16 de março de 2015.</text:span></text:p>
      <text:p text:style-name="P9"><text:span text:style-name="T5">interdição, curatela, interditado, incapaz, incapacidade, debilidade, capacidade, civil, atos, </text:span>Lei 13.146/2015, <text:span text:style-name="T5">deficiente, deficiência, doença, idade, relativa, absoluta, tutor, curador, tutora, curadora, prestação, contas, compromisso, termo, cartório, registro </text:span></text:p>
      <text:p text:style-name="P1"><text:s text:c="5"/></text:p>
      <text:p text:style-name="P3">6 - PROCESSO CÍVEL E DO TRABALHO -&gt; Processo de Conhecimento -&gt; Procedimento de Conhecimento -&gt; Procedimentos Especiais -&gt; Procedimentos Regidos por Outros Códigos, Leis Esparsas e Regimentos -&gt; Alimentos - Lei Especial <text:span text:style-name="T1">n</text:span>º 5.478/68 <text:span text:style-name="T1">e Lei nº 13.105, de 16 de março de 2015. </text:span></text:p>
      <text:p text:style-name="P11">alimentos, poder, familiar, família, filhos, filha, filho, pai, mãe, genitor, genitora, prestar, obrigação, <text:soft-page-break/>sustento, necessidades, alimentação, educação, saúde, despesas, ordinárias, extraordinárias, plano, escola, desconto, folha, necessidade, possibilidade, adequação, binômio, depósito, depositar, conta, pensão, pensionamento, valor, <text:s/><text:span text:style-name="T2">5.478/68, <text:s/>5.478/</text:span><text:span text:style-name="T19">19</text:span><text:span text:style-name="T2">68, </text:span><text:span text:style-name="T19">5478 </text:span></text:p>
      <text:p text:style-name="P10"/>
      <text:p text:style-name="P10"/>
      <text:p text:style-name="P1">7 -PROCESSO CÍVEL E DO TRABALHO -&gt; Processo de Conhecimento -&gt; Procedimento de Conhecimento -&gt; Procedimentos Especiais -&gt; Procedimentos Regidos por Outros Códigos, Leis Esparsas e Regimentos -&gt; Alvará Judicial - Lei 6858/80 </text:p>
      <text:p text:style-name="P1"/>
      <text:p text:style-name="P10">alvará, levantamento, suprimento, judicial, valores, valor, importe, importância, conta, corrente, poupança, imposto, tributo, banco, depósito, levantar, sacar, depositar, transferir, inventariante, inventário, filho, filha, filhos, esposa, marido, cônjuge, herdeiro, herdeiros, meeiro, meeira, herdeira, <text:span text:style-name="T19">6.858, 6858, 6.858/80, 6.858/1980</text:span></text:p>
      <text:p text:style-name="P1"/>
      <text:p text:style-name="P1">8 - PROCESSO CÍVEL E DO TRABALHO -&gt; Processo de Conhecimento -&gt; Procedimento de Conhecimento -&gt; Procedimentos Especiais -&gt; Procedimentos Regidos por Outros Códigos, Leis Esparsas e Regimentos -&gt; Mandado de Segurança Cível <text:span text:style-name="T1">Lei n 12.016, de 7 de agosto de 2009.</text:span></text:p>
      <text:p text:style-name="P10">impetrante, impetrar, impetrado, impetrada, autoridade, ato, coator, líquido, certo, prova, provado, documento, documental, administrativo, lesivo, lesão, direito, amparado, habeas, corpus, data, 12.016, 12016, decadência, liminar, legitimidade, <text:span text:style-name="T19">ativa, passiva, competência, coatora,</text:span></text:p>
      <text:p text:style-name="P1"/>
      <text:p text:style-name="P1"><text:s text:c="12"/></text:p>
      <text:p text:style-name="P3">9 - PROCESSO CÍVEL E DO TRABALHO -&gt; Processo de Conhecimento -&gt; Procedimento de Cumprimento de Sentença/Decisão -&gt; Cumprimento de sentença <text:s/><text:span text:style-name="T1">Lei nº 13.105, de 16 de março de 2015.</text:span></text:p>
      <text:p text:style-name="P3"/>
      <text:p text:style-name="P10">sentença, cumprimento, título, judicial, valor, valores, contas, cálculo, cálculos, perito, pericial, aritméticos, pagar, apurado, contábil, apuração, executado, executada, devedor, devedora, título, líquido, planilha, atualizado, atualizados, liquidez, certo, certeza <text:span text:style-name="T19">citar, citação, valor, causa</text:span></text:p>
      <text:p text:style-name="P1"><text:s text:c="90"/></text:p>
      <text:p text:style-name="P3">10 - PROCESSO CÍVEL E DO TRABALHO -&gt; Processo de Conhecimento -&gt; Procedimento de Cumprimento de Sentença/Decisão -&gt; Cumprimento de Sentença contra a Fazenda Pública <text:span text:style-name="T1">Lei nº 13.105, de 16 de março de 2015.</text:span></text:p>
      <text:p text:style-name="P3"/>
      <text:p text:style-name="P10">sentença, título, cumprimento, judicial, valor, valores, contas, cálculo, cálculos, perito, pericial, aritméticos, pagar, apurado, contábil, apuração, executado, executada, devedor, devedora, título, líquido, planilha, atualizado, atualizados, liquidez, certo, certeza, fazenda, pública, Estado, Município, requisição, RPV, pequeno, precatório, Fazenda, Pública, <text:span text:style-name="T19">citar,, requisitório, homologar, homologação, citação, valor, causa</text:span></text:p>
      <text:p text:style-name="P1"/>
      <text:p text:style-name="P3">11 - PROCESSO CÍVEL E DO TRABALHO -&gt; Processo de Conhecimento -&gt; Procedimento de Cumprimento de Sentença/Decisão -&gt; Cumprimento de Sentença de Obrigação de Prestar Alimentos Lei Especial <text:span text:style-name="T1">n</text:span>º 5.478/68 <text:span text:style-name="T1">e Lei nº 13.105, de 16 de março de 2015. </text:span></text:p>
      <text:p text:style-name="P3"/>
      <text:p text:style-name="P10">sentença, “execução de alimentos”, provisória, trânsito, julgado, transitou, cumprimento, título, judicial, valor, valores, contas, cálculo, cálculos, perito, pericial, aritméticos, pagar, apurado, contábil, apuração, executado, executada, devedor, devedora, título, líquido, planilha, atualizado, atualizados, liquidez, certo, certeza, pena, prisão, meses, alimentos, citação, <text:span text:style-name="T19">citar</text:span></text:p>
      <text:p text:style-name="P1"/>
      <text:p text:style-name="P3">12 - PROCESSO CÍVEL E DO TRABALHO -&gt; Processo de Conhecimento -&gt; Procedimento de Liquidação -&gt; Liquidação de Sentença pelo Procedimento Comum <text:s/><text:span text:style-name="T1">Lei nº 13.105, de 16 de março de 2015.</text:span></text:p>
      <text:p text:style-name="P3"><text:soft-page-break/></text:p>
      <text:p text:style-name="P10">liquidação, sentença, procedimento, comum, ordinário, cumprimento, título, judicial, valor, valores, contas, cálculo, cálculos, perito, perícia, pericial, aritméticos, pagar, apurado, apurar, provar, contábil, apuração, executado, executada, devedor,devedora, título, líquido, planilha, atualizado, atualizados, liquidez, certo, certeza</text:p>
      <text:p text:style-name="P1"><text:s text:c="79"/></text:p>
      <text:p text:style-name="P3">13 - PROCESSO CÍVEL E DO TRABALHO -&gt; Processo de Execução -&gt; Embargos -&gt; Embargos à Execução <text:span text:style-name="T1">Lei nº 13.105, de 16 de março de 2015. </text:span></text:p>
      <text:p text:style-name="P3"/>
      <text:p text:style-name="P12">embargos, execução, devedor, defesa, cumprimento, lastro, título, <text:span text:style-name="T14">crédito, extrajudicial, </text:span>lastreado, embasado, embasada, <text:span text:style-name="T14">embasado, </text:span>excesso, redução, abatimento, abater, descontar, cálculos, perícia, perito, perita, contábil, incluiu, suprimir, indevido, não deve, obrigação, citação, suspender, suspensão, depósito, acrescido, honorários,</text:p>
      <text:p text:style-name="P12"/>
      <text:p text:style-name="P3">14 - PROCESSO CÍVEL E DO TRABALHO -&gt; Tutela Provisória de Urgência e Tutela Provisória de Evidência -&gt; Tutela Antecipada Antecedente <text:span text:style-name="T1">Lei nº 13.105, de 16 de março de 2015.</text:span></text:p>
      <text:p text:style-name="P3"/>
      <text:p text:style-name="P12">Na maioria dos casos será um pedido decidido incidentalmente, se essa informação ajuda em algo</text:p>
      <text:p text:style-name="P12">tutela, provisória, evidência, antecedente, antecipada, prestação, tutela, judicial, liminar, oitiva, <text:span text:style-name="T19">irreversível, irreversibilidade,</text:span> contrária, parte, inaudita, altera, pars, suspender, antecipar, retirar, suprimir, medida, contraditório, diferido, diferimento, urgência, urgente, perigo, demora, plausibilidade, probabilidade, “periculum in mora”, “fumus boni iuris”, <text:span text:style-name="T14">300, art. 300, </text:span><text:span text:style-name="T19">cautelar, acautelar, assegurar, perecimento, perecer</text:span></text:p>
      <text:p text:style-name="P1"><text:s text:c="101"/></text:p>
      <text:p text:style-name="P1"/>
      <text:p text:style-name="P1">15 - PROCESSO CRIMINAL -&gt; Cartas -&gt; Carta Precatória Criminal <text:s/>Decreto-lei nº 3.689, de 3 de outubro de 1941.</text:p>
      <text:p text:style-name="P1"/>
      <text:p text:style-name="P8">precatória, deprecante, deprecado, missiva, carta, “carta precatória”, contígua, cumprimento, oficial, justiça, cumpra-se, mandar, ordenar, cumprir, <text:span text:style-name="T14">cumpra, </text:span>ordena, <text:span text:style-name="T6">criminal, crime, juízo, mandado, prisão, alvará, soltura, ato, citação, intimação, BNMP, ordem, liberdade, prenda, </text:span><text:span text:style-name="T7">prender</text:span></text:p>
      <text:p text:style-name="P1"/>
      <text:p text:style-name="P1"><text:s text:c="169"/></text:p>
      <text:p text:style-name="P3">16 - PROCESSO CRIMINAL -&gt; Medidas Garantidoras -&gt; Habeas Corpus Criminal <text:s text:c="2"/>Decreto-lei nº 3.689, de 3 de outubro de 1941.</text:p>
      <text:p text:style-name="P12">“habeas corpus”, impetrante, impetrado, impetrada, favor, arbitrário, coator, liberdade, ato, cerceamento, cerceando, física, locomoção, ir, vir, audiência, custódia, decretada, prisão, preso, mandado, BNMP, cumprido, recolhido, primariedade, primário, antecedentes, <text:s/>fase, residência, filho, filha, mãe, criança, cuidados, alvará, expedido </text:p>
      <text:p text:style-name="P3"/>
      <text:p text:style-name="P3"/>
      <text:p text:style-name="P1"><text:s text:c="162"/></text:p>
      <text:p text:style-name="P3">17 - PROCESSO CRIMINAL -&gt; Medidas Garantidoras -&gt; Liberdade -&gt; Liberdade Provisória com ou sem fiança <text:s/>Decreto-lei nº 3.689, de 3 de outubro de 1941.</text:p>
      <text:p text:style-name="P17"><text:span text:style-name="T6">liberdade, provisória, fiança, cautelar, </text:span><text:span text:style-name="T18">cautelares, diversas, </text:span><text:span text:style-name="T6">processual, prisão, desnecessidade, exceção, medidas, pacote, <text:s/>primariedade, primário, antecedentes, valor, pagar, não, pode, medidas, cautelares, diversas, medidas, provisória, alvará, </text:span>13.964/2019, 13.964, <text:span text:style-name="T14">13964</text:span></text:p>
      <text:p text:style-name="P1"/>
      <text:p text:style-name="P1"><text:s text:c="53"/></text:p>
      <text:p text:style-name="P3">18 - PROCESSO CRIMINAL -&gt; Recursos -&gt; Apelação Criminal <text:s/>Decreto-lei nº 3.689, de 3 de outubro de 1941.</text:p>
      <text:p text:style-name="P3"/>
      <text:p text:style-name="P14"><text:soft-page-break/>apelação, apelo, criminal, crime, reforma, <text:span text:style-name="T8">cassação, </text:span>sentença, <text:span text:style-name="T9">condenação, condenado, </text:span><text:span text:style-name="T10">ré, réu, denunciado, denúncia, p</text:span><text:span text:style-name="T9">enas, crime, tipo, </text:span><text:span text:style-name="T10">penal, </text:span><text:span text:style-name="T9">sansão, pena, delito, turma, julgadora, </text:span><text:span text:style-name="T13">Procurador, Procuradora, relator, Procurador(a), </text:span><text:span text:style-name="T11">absolvido, absolvição, provimento, </text:span><text:span text:style-name="T12">alternativo, subsidiário, </text:span><text:span text:style-name="T11">recurso, redução, minoração, </text:span><text:span text:style-name="T13">recurso, recursal</text:span></text:p>
      <text:p text:style-name="P3"><text:s text:c="54"/></text:p>
      <text:p text:style-name="P3">19 - PROCESSO CÍVEL E DO TRABALHO -&gt; Outros Procedimentos -&gt; Atos e expedientes -&gt; Petição Cível <text:span text:style-name="T1">Lei nº 13.105, de 16 de março de 2015.</text:span></text:p>
      <text:p text:style-name="P16">Essa classe é residual. Cabe qualquer coisa da área cível dentro dela. Ela é usada quando não há uma classe específica para o pedido ou quando na classe específica, por algum motivo, o Projudi apresenta qualquer dificuldade que o advogado não tenha conseguido superar.</text:p>
      <text:p text:style-name="P1"><text:s text:c="76"/></text:p>
      <text:p text:style-name="P1"/>
      <text:p text:style-name="P3">20 - PROCESSO CÍVEL E DO TRABALHO -&gt; Processo de Conhecimento -&gt; Procedimento de Conhecimento -&gt; Procedimento Comum Cível <text:s/><text:span text:style-name="T1">Lei nº 13.105, de 16 de março de 2015.</text:span></text:p>
      <text:p text:style-name="P18">Vara, Cível, comarca, cobrança, negativação, crédito, conhecimento, comum, ordinário, cível, SCR, contrato, pagamento, objeto, construção, bem, imóvel, móvel, bens, loteamento, condomínio, crédito, liminar, proteção, dano, reparação, indenização, moral, pessoa, Banco, Central, instituição, financeira, consumidor, consumo, <text:span text:style-name="T18">distribuição, distribuir</text:span>, <text:span text:style-name="T18">dinâmica, facilidade, facilitação, </text:span>ônus, prova, provas, provar, meios, oitiva, testemunhas, documento, documental, documentos, pericial, declarar, declaração, ato, jurídico, inexistência, <text:span text:style-name="T18">patrimonial, patrimônio, perda, deixou, ganhar,</text:span> existência, relação, juros, mora, correção, monetária, honorários, condenado, gratuidade, custas, <text:span text:style-name="T18">valor, causa, citação, citar</text:span></text:p>
      <text:p text:style-name="P1"/>
      <text:p text:style-name="P1">21 - PROCESSO CÍVEL E DO TRABALHO -&gt; Processo de Conhecimento -&gt; Procedimento de Conhecimento -&gt; Procedimento do Juizado Especial Cível Lei nº 9.099, de 26 de setembro de 1995.</text:p>
      <text:p text:style-name="P4"><text:span text:style-name="T15">Juizado, Especial, Cível, ação, ordinária, 9.099, 9099, 9.099/95, sistema, pedido, requer, condenação, isento, isenção, </text:span><text:span text:style-name="T16">audiência, procuração, endereço, competência, </text:span><text:span text:style-name="T17">competente, </text:span><text:span text:style-name="T18">dano, moral, patrimonial, inversão, ônus, prova, consumidor, consumo, fornecedor, produto, serviço, indenização, indenizável, indenizar, </text:span><text:span text:style-name="T15">documento, documental, documentos, declarar, declaração, ato, jurídico, inexistência, </text:span><text:span text:style-name="T18">patrimonial, patrimônio, perda, deixou, ganhar,</text:span><text:span text:style-name="T15"> existência, relação, juros, mora, correção, monetária, honorários, condenado</text:span></text:p>
      <text:p text:style-name="P1"/>
      <text:p text:style-name="P1">22 - PROCESSO CÍVEL E DO TRABALHO -&gt; Processo de Conhecimento -&gt; Procedimento de Conhecimento -&gt; Procedimento do Juizado Especial da Fazenda Pública Lei nº 12.153, de 22 de dezembro de 2009.</text:p>
      <text:p text:style-name="P19">Juizado, Especial, Fazenda, Pública, Estado, Goiás, competência, compete, absoluta, público, interno, pessoa, município, autarquia, entidade, autárquica, direito, servidor, cobrança, equiparação, vantagem, adicional, noturno, extra, hora, hora-extra, trabalho, extraordinário, vencimento, remuneração, valor, docente, magistério, serviços, trabalho, professor, professora, piso, nacional, provisório, temporário, diferença, pagamento, salário, vencimento, salário-mínimo, mínimo, alçada, RPV, precatório, expedir, expedição, impugnar, impugnação, pagar, homologar, 12.153, 12.153/09, salários, salários-mínimos, valor, causa</text:p>
      <text:p text:style-name="P1"><text:s text:c="85"/></text:p>
      <text:p text:style-name="P1"/>
      <text:p text:style-name="P1">23 - PROCESSO CÍVEL E DO TRABALHO -&gt; Processo de Conhecimento -&gt; Procedimento de Conhecimento -&gt; Procedimentos Especiais -&gt; Procedimentos Regidos por Outros Códigos, Leis Esparsas e Regimentos -&gt; Busca e Apreensão em Alienação Fiduciária <text:s/><text:span text:style-name="T1">Decreto-Lei nº 911, de 1º de outubro de 1969.</text:span></text:p>
      <text:p text:style-name="P19">ação, busca, apreensão, bem, móvel, automóvel, contrato, endereço, notificação, carta, notificado, mora, cartório, correios, alienação, fiduciária, documento, certificado, propriedade, consolidar, consolidação, <text:s/><text:span text:style-name="T1">Decreto-Lei nº 911, </text:span>911, 911/1969, Dec.-Lei, Dec. Lei, mora, pagamento, parcela, pagar, deixou, notificar, tabelionato, protesto, constituição, inadimplemento, depósito, liminar, <text:soft-page-break/>depositário, autorizar, oficial, valor, causa, honorários,</text:p>
      <text:p text:style-name="P1"/>
      <text:p text:style-name="P1"/>
      <text:p text:style-name="P3">24 - PROCESSO CÍVEL E DO TRABALHO -&gt; Processo de Execução -&gt; Execução de Título Extrajudicial -&gt; Execução de Título Extrajudicial <text:s/><text:span text:style-name="T1">Lei nº 13.105, de 16 de março de 2015 combinada com a lei específica do título de crédito em execução</text:span></text:p>
      <text:p text:style-name="P13">execução, lastro, título, <text:span text:style-name="T14">crédito, extrajudicial, </text:span><text:span text:style-name="T18">executivo,</text:span><text:span text:style-name="T14"> </text:span>lastreado, embasado, embasada, <text:span text:style-name="T14">embasado, </text:span>cálculos, <text:span text:style-name="T18">planilha</text:span>, <text:span text:style-name="T18">atualização, juros, correção, monetária, índice, </text:span>contábil, <text:span text:style-name="T18">mora, </text:span>incluiu, obrigação, citação, <text:span text:style-name="T18">citar, pagar,</text:span> acrescido, honorários,</text:p>
      <text:p text:style-name="P3"/>
      <text:p text:style-name="P1"><text:s text:c="94"/></text:p>
      <text:p text:style-name="P1">25 - PROCESSO CÍVEL E DO TRABALHO -&gt; Processo de Execução -&gt; Execução Fiscal <text:s/><text:span text:style-name="T1">L</text:span>ei n<text:span text:style-name="T1">º</text:span> 6.830, de 22 de setembro de 1980.</text:p>
      <text:p text:style-name="P20"><text:span text:style-name="T6">execução, </text:span><text:span text:style-name="T18">fiscal, tributário, tributária, não, </text:span><text:span text:style-name="T6">lastro, título, </text:span><text:span text:style-name="T14">crédito, </text:span><text:span text:style-name="T18">dívida, ativa, Fazenda, Pública, Certidão, certidão, termo, CDA, </text:span><text:span text:style-name="T3">Estado, </text:span><text:span text:style-name="T4">inscrito, inscrita, inscrição, m</text:span><text:span text:style-name="T3">unicípio, </text:span><text:span text:style-name="T18">executivo,</text:span><text:span text:style-name="T14"> </text:span><text:span text:style-name="T6">lastreado, embasado, embasada, cálculos, </text:span><text:span text:style-name="T18">planilha</text:span><text:span text:style-name="T6">, </text:span><text:span text:style-name="T18">atualização, atualizado, juros, correção, monetária, índice, </text:span><text:span text:style-name="T6">contábil, </text:span><text:span text:style-name="T18">mora, </text:span><text:span text:style-name="T6">obrigação, citação, </text:span><text:span text:style-name="T18">citar, pagar,</text:span><text:span text:style-name="T6"> acrescido, honorários, </text:span><text:span text:style-name="T18">6.830, 6830, inscrição, inscrito, IPTU, ICMS, ITBI, ITCD, ITCMD, imposto, tributo, cobrança, dívida, devedor, responsável, termo, processo administrativo, auto, infração, valor, causa</text:span></text:p>
      <text:p text:style-name="P1"/>
      <text:p text:style-name="P1"><text:s text:c="161"/></text:p>
      <text:p text:style-name="P3">26 - PROCESSO CÍVEL E DO TRABALHO -&gt; Recursos -&gt; Agravos -&gt; Agravo de Instrumento <text:s text:c="2"/><text:span text:style-name="T1">Lei nº 13.105, de 16 de março de 2015</text:span></text:p>
      <text:p text:style-name="P3"/>
      <text:p text:style-name="P15">Presidente, agravo, instrumento, reforma, decisão, cassação, <text:span text:style-name="T19">liminar, 1.015, 1015, interlocutória, antecipação, antecipou, 300, efeito, suspensivo, antecipar, antecipação, mérito, suspender, suspensão, turma, colegiado, rol, taxativo, mitigada, taxatividade, cabimento, cabível, intimação, intimar, reformando, cassando, outra, juízo, origem, comarca, primeiro, grau, </text:span><text:span text:style-name="T20">relator, relatora, prevenção, distribuição, dependência, </text:span><text:span text:style-name="T21">processo, </text:span><text:span text:style-name="T22">auto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11T14:45:13.447000000</meta:creation-date>
    <dc:date>2026-03-12T14:33:25.219000000</dc:date>
    <meta:editing-duration>PT23H46M39S</meta:editing-duration>
    <meta:editing-cycles>26</meta:editing-cycles>
    <meta:generator>LibreOffice/7.6.7.2$Windows_X86_64 LibreOffice_project/dd47e4b30cb7dab30588d6c79c651f218165e3c5</meta:generator>
    <meta:document-statistic meta:table-count="0" meta:image-count="0" meta:object-count="0" meta:page-count="5" meta:paragraph-count="72" meta:word-count="1814" meta:character-count="15701" meta:non-whitespace-character-count="12374"/>
  </office:meta>
</office:document-meta>
</file>